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 fo:break-before="page" fo:padding="0in" fo:border="none"/>
      <style:text-properties officeooo:paragraph-rsid="000e573d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Text_20_body">
      <style:paragraph-properties fo:padding="0in" fo:border="none"/>
    </style:style>
    <style:style style:name="P5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6" style:family="paragraph" style:parent-style-name="Text_20_body" style:list-style-name="L1">
      <style:paragraph-properties fo:padding="0in" fo:border="none"/>
    </style:style>
    <style:style style:name="P7" style:family="paragraph" style:parent-style-name="Text_20_body">
      <style:paragraph-properties fo:margin-top="0in" fo:margin-bottom="0in" style:contextual-spacing="false" fo:padding="0in" fo:border="none"/>
    </style:style>
    <style:style style:name="P8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 fo:padding="0in" fo:border="none"/>
    </style:style>
    <style:style style:name="P9" style:family="paragraph" style:parent-style-name="Text_20_body" style:list-style-name="L2">
      <style:paragraph-properties fo:margin-top="0in" fo:margin-bottom="0in" style:contextual-spacing="false" fo:padding="0in" fo:border="none"/>
    </style:style>
    <style:style style:name="P10" style:family="paragraph" style:parent-style-name="Text_20_body" style:list-style-name="L2">
      <style:paragraph-properties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678. Number of Senior Citizens</text:h>
      <text:p text:style-name="P4">You are given a <text:span text:style-name="Strong_20_Emphasis"><text:span text:style-name="T1">0-indexed</text:span></text:span> array of strings <text:span text:style-name="Source_20_Text"><text:span text:style-name="T2">details</text:span></text:span>. Each element of <text:span text:style-name="Source_20_Text"><text:span text:style-name="T2">details</text:span></text:span> provides information about a given passenger compressed into a string of length <text:span text:style-name="Source_20_Text"><text:span text:style-name="T2">15</text:span></text:span>. The system is such that:</text:p>
      <text:list xml:id="list3698145653" text:style-name="L1">
        <text:list-item>
          <text:p text:style-name="P5">The first ten characters consist of the phone number of passengers.</text:p>
        </text:list-item>
        <text:list-item>
          <text:p text:style-name="P5">The next character denotes the gender of the person.</text:p>
        </text:list-item>
        <text:list-item>
          <text:p text:style-name="P5">The following two characters are used to indicate the age of the person.</text:p>
        </text:list-item>
        <text:list-item>
          <text:p text:style-name="P6">The last two characters determine the seat allotted to that person.</text:p>
        </text:list-item>
      </text:list>
      <text:p text:style-name="P4">Return <text:span text:style-name="Emphasis"><text:span text:style-name="T1">the number of passengers who are </text:span></text:span><text:span text:style-name="Emphasis"><text:span text:style-name="Strong_20_Emphasis"><text:span text:style-name="T1">strictly more than 60 years old</text:span></text:span></text:span><text:span text:style-name="Emphasis"><text:span text:style-name="T1">.</text:span></text:span></text:p>
      <text:p text:style-name="P4"><text:span text:style-name="Strong_20_Emphasis"><text:span text:style-name="T1">Example 1:</text:span></text:span></text:p>
      <text:p text:style-name="P3"><text:span text:style-name="Strong_20_Emphasis"><text:span text:style-name="T1">Input:</text:span></text:span> details = ["7868190130M7522","5303914400F9211","9273338290F4010"]</text:p>
      <text:p text:style-name="P3"><text:span text:style-name="Strong_20_Emphasis"><text:span text:style-name="T1">Output:</text:span></text:span> 2</text:p>
      <text:p text:style-name="P2"><text:span text:style-name="Strong_20_Emphasis"><text:span text:style-name="T1">Explanation:</text:span></text:span> The passengers at indices 0, 1, and 2 have ages 75, 92, and 40. Thus, there are 2 people who are over 60 years old.</text:p>
      <text:p text:style-name="P4"><text:span text:style-name="Strong_20_Emphasis"><text:span text:style-name="T1">Example 2:</text:span></text:span></text:p>
      <text:p text:style-name="P3"><text:span text:style-name="Strong_20_Emphasis"><text:span text:style-name="T1">Input:</text:span></text:span> details = ["1313579440F2036","2921522980M5644"]</text:p>
      <text:p text:style-name="P3"><text:span text:style-name="Strong_20_Emphasis"><text:span text:style-name="T1">Output:</text:span></text:span> 0</text:p>
      <text:p text:style-name="P2"><text:span text:style-name="Strong_20_Emphasis"><text:span text:style-name="T1">Explanation:</text:span></text:span> None of the passengers are older than 60.</text:p>
      <text:p text:style-name="P4"> </text:p>
      <text:p text:style-name="P4"><text:span text:style-name="Strong_20_Emphasis"><text:span text:style-name="T1">Constraints:</text:span></text:span></text:p>
      <text:list xml:id="list1245693117" text:style-name="L2">
        <text:list-item>
          <text:p text:style-name="P9"><text:span text:style-name="Source_20_Text"><text:span text:style-name="T2">1 &lt;= details.length &lt;= 100</text:span></text:span></text:p>
        </text:list-item>
        <text:list-item>
          <text:p text:style-name="P9"><text:span text:style-name="Source_20_Text"><text:span text:style-name="T2">details[i].length == 15</text:span></text:span></text:p>
        </text:list-item>
        <text:list-item>
          <text:p text:style-name="P9"><text:span text:style-name="Source_20_Text"><text:span text:style-name="T2">details[i] consists of digits from '0' to '9'.</text:span></text:span></text:p>
        </text:list-item>
        <text:list-item>
          <text:p text:style-name="P9"><text:span text:style-name="Source_20_Text"><text:span text:style-name="T2">details[i][10] is either 'M' or 'F' or 'O'.</text:span></text:span></text:p>
        </text:list-item>
        <text:list-item>
          <text:p text:style-name="P10">The phone numbers and seat numbers of the passengers are distinct.</text:p>
        </text:list-item>
      </text:list>
      <text:p text:style-name="P4"/>
      <text:h text:style-name="P1" text:outline-level="1">2678. Number of Senior Citizens</text:h>
      <text:p text:style-name="P7">/*</text:p>
      <text:p text:style-name="P7"><text:s text:c="4"/>Time complexity: O(n)</text:p>
      <text:p text:style-name="P7"><text:s text:c="4"/>Extra space complexity: O(1)</text:p>
      <text:p text:style-name="P7">*/</text:p>
      <text:p text:style-name="P7">class Solution {</text:p>
      <text:p text:style-name="P7">public:</text:p>
      <text:p text:style-name="P8"><text:s text:c="4"/>int countSeniors_v1(vector&lt;string&gt;&amp; details) {</text:p>
      <text:p text:style-name="P8"><text:s text:c="8"/>int ans=0;</text:p>
      <text:p text:style-name="P8"><text:s text:c="8"/>for(auto&amp; d: details){</text:p>
      <text:p text:style-name="P8"><text:s text:c="12"/>int tens=d[11]-'0';</text:p>
      <text:p text:style-name="P8"><text:s text:c="12"/>int units=d[12]-'0';</text:p>
      <text:p text:style-name="P8"><text:s text:c="12"/>if(units+tens*10&gt;60) ans++;</text:p>
      <text:p text:style-name="P8"><text:s text:c="7"/>}</text:p>
      <text:p text:style-name="P8"><text:s text:c="7"/>return ans; </text:p>
      <text:p text:style-name="P8"><text:s text:c="4"/>}</text:p>
      <text:p text:style-name="P7"/>
      <text:p text:style-name="P8"><text:s text:c="4"/>int countSeniors_v2(std::vector&lt;std::string&gt;&amp; details) {</text:p>
      <text:p text:style-name="P8"><text:s text:c="8"/>int ans=0;</text:p>
      <text:p text:style-name="P8"><text:s text:c="8"/>for(auto&amp; d: details){</text:p>
      <text:p text:style-name="P8"><text:s text:c="12"/>char tens=d[11];</text:p>
      <text:p text:style-name="P8"><text:s text:c="12"/>char units=d[12];</text:p>
      <text:p text:style-name="P8"><text:s text:c="12"/>if(tens&gt;'6' || tens=='6' &amp;&amp; units&gt;'0') ans++;</text:p>
      <text:p text:style-name="P8"><text:s text:c="7"/>}</text:p>
      <text:p text:style-name="P8"><text:s text:c="7"/>return ans; </text:p>
      <text:p text:style-name="P8"><text:s text:c="4"/>}</text:p>
      <text:p text:style-name="P7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07:42:24.277074769</meta:creation-date>
    <dc:date>2024-08-01T07:48:48.898558420</dc:date>
    <meta:editing-duration>PT6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8" meta:word-count="250" meta:character-count="1720" meta:non-whitespace-character-count="1367"/>
  </office:meta>
</office:document-meta>
</file>